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3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ce1"/>
        <table:table-row table:style-name="ro1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office:value-type="string">
            <text:p>Base</text:p>
          </table:table-cell>
          <table:table-cell table:style-name="Default" office:value-type="string">
            <text:p>Digits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office:value-type="string">
            <text:p>Base 10</text:p>
          </table:table-cell>
          <table:table-cell table:style-name="Default" office:value-type="string">
            <text:p>{0,1,2,3,4,5,6,7,8,9}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office:value-type="string">
            <text:p>Base 16</text:p>
          </table:table-cell>
          <table:table-cell table:style-name="Default" office:value-type="string">
            <text:p>{0,1,2,3,4,5,6,7,8,9,A,B,C,D,E,F}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office:value-type="string">
            <text:p>Base 8</text:p>
          </table:table-cell>
          <table:table-cell table:style-name="Default" office:value-type="string">
            <text:p>{0,1,2,3,4,5,6,7}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office:value-type="string">
            <text:p>Base 2</text:p>
          </table:table-cell>
          <table:table-cell table:style-name="Default" office:value-type="string">
            <text:p>{0,1}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office:value-type="string">
            <text:p>Base 10</text:p>
          </table:table-cell>
          <table:table-cell table:style-name="Default" office:value-type="string">
            <text:p>123 = 100 + 20 + 3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123 = 1x10^2 + 2x10^1 + 3x10^0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office:value-type="string">
            <text:p>Base 8</text:p>
          </table:table-cell>
          <table:table-cell table:style-name="Default" office:value-type="string">
            <text:p>123 = 100 + 20 + 3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123 = 1x8^2 + 2x8^1 + 3x8^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>
            <text:p>Conversion to Base 10</text:p>
          </table:table-cell>
          <table:table-cell table:style-name="Default"/>
          <table:table-cell table:style-name="Default" office:value-type="string">
            <text:p><text:s text:c="8"/>= 64 <text:s text:c="5"/>+ <text:s/>16 <text:s text:c="4"/>+ 3 = 83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office:value-type="string">
            <text:p>Base 16</text:p>
          </table:table-cell>
          <table:table-cell table:style-name="Default" office:value-type="string">
            <text:p>123 = 100 + 20 + 3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123 = 1x16^2 + 2x16^1 + 3x16^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>
            <text:p>Conversion to Base 10</text:p>
          </table:table-cell>
          <table:table-cell table:style-name="Default"/>
          <table:table-cell table:style-name="Default" office:value-type="string">
            <text:p><text:s text:c="8"/>= 256 <text:s text:c="5"/>+ <text:s/>32 <text:s text:c="7"/>+ 3 = 291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>
            <text:p>Convert the following number in Base 10 to all the other bases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office:value-type="string">
            <text:p>Base 10 → </text:p>
          </table:table-cell>
          <table:table-cell office:value-type="float" office:value="165">
            <text:p>165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>
            <text:p>Base Powers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1" office:value-type="float" office:value="0">
            <text:p>0</text:p>
          </table:table-cell>
          <table:table-cell table:formula="of:=BASE(MOD([.$E$25];[.D$28]);[.D$28];1)" office:value-type="string" office:string-value="5">
            <text:p>5</text:p>
          </table:table-cell>
          <table:table-cell table:formula="of:=BASE(MOD([.$E$25];[.E$28]);[.E$28];1)" office:value-type="string" office:string-value="5">
            <text:p>5</text:p>
          </table:table-cell>
          <table:table-cell table:formula="of:=BASE(MOD([.$E$25];[.F$28]);[.F$28];1)" office:value-type="string" office:string-value="5">
            <text:p>5</text:p>
          </table:table-cell>
          <table:table-cell table:formula="of:=BASE(MOD([.$E$25];[.G$28]);[.G$28];1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formula="of:=BASE(MOD(INT([.$E$25]/[.D$28]);[.D$28]);[.D$28];1)" office:value-type="string" office:string-value="A">
            <text:p>A</text:p>
          </table:table-cell>
          <table:table-cell table:formula="of:=BASE(MOD(INT([.$E$25]/[.E$28]);[.E$28]);[.E$28];1)" office:value-type="string" office:string-value="6">
            <text:p>6</text:p>
          </table:table-cell>
          <table:table-cell table:formula="of:=BASE(MOD(INT([.$E$25]/[.F$28]);[.F$28]);[.F$28];1)" office:value-type="string" office:string-value="4">
            <text:p>4</text:p>
          </table:table-cell>
          <table:table-cell table:formula="of:=BASE(MOD(INT([.$E$25]/[.G$28]);[.G$28]);[.G$28];1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">
            <text:p>2</text:p>
          </table:table-cell>
          <table:table-cell table:formula="of:=BASE(MOD(INT([.$E$25]/[.D$28]^[.$C31]);[.D$28]);[.D$28];1)" office:value-type="string" office:string-value="0">
            <text:p>0</text:p>
          </table:table-cell>
          <table:table-cell table:formula="of:=BASE(MOD(INT([.$E$25]/[.E$28]^[.$C31]);[.E$28]);[.E$28];1)" office:value-type="string" office:string-value="1">
            <text:p>1</text:p>
          </table:table-cell>
          <table:table-cell table:formula="of:=BASE(MOD(INT([.$E$25]/[.F$28]^[.$C31]);[.F$28]);[.F$28];1)" office:value-type="string" office:string-value="2">
            <text:p>2</text:p>
          </table:table-cell>
          <table:table-cell table:formula="of:=BASE(MOD(INT([.$E$25]/[.G$28]^[.$C31]);[.G$28]);[.G$28];1)" office:value-type="string" office:string-value="1">
            <text:p>1</text:p>
          </table:table-cell>
        </table:table-row>
        <table:table-row table:style-name="ro1">
          <table:table-cell/>
          <table:table-cell office:value-type="string">
            <text:p>1 Byte</text:p>
          </table:table-cell>
          <table:table-cell table:style-name="ce1" office:value-type="float" office:value="3">
            <text:p>3</text:p>
          </table:table-cell>
          <table:table-cell table:formula="of:=BASE(MOD(INT([.$E$25]/[.D$28]^[.$C32]);[.D$28]);[.D$28];1)" office:value-type="string" office:string-value="0">
            <text:p>0</text:p>
          </table:table-cell>
          <table:table-cell table:formula="of:=BASE(MOD(INT([.$E$25]/[.E$28]^[.$C32]);[.E$28]);[.E$28];1)" office:value-type="string" office:string-value="0">
            <text:p>0</text:p>
          </table:table-cell>
          <table:table-cell table:formula="of:=BASE(MOD(INT([.$E$25]/[.F$28]^[.$C32]);[.F$28]);[.F$28];1)" office:value-type="string" office:string-value="0">
            <text:p>0</text:p>
          </table:table-cell>
          <table:table-cell table:formula="of:=BASE(MOD(INT([.$E$25]/[.G$28]^[.$C32]);[.G$28]);[.G$28];1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4">
            <text:p>4</text:p>
          </table:table-cell>
          <table:table-cell table:formula="of:=BASE(MOD(INT([.$E$25]/[.D$28]^[.$C33]);[.D$28]);[.D$28];1)" office:value-type="string" office:string-value="0">
            <text:p>0</text:p>
          </table:table-cell>
          <table:table-cell table:formula="of:=BASE(MOD(INT([.$E$25]/[.E$28]^[.$C33]);[.E$28]);[.E$28];1)" office:value-type="string" office:string-value="0">
            <text:p>0</text:p>
          </table:table-cell>
          <table:table-cell table:formula="of:=BASE(MOD(INT([.$E$25]/[.F$28]^[.$C33]);[.F$28]);[.F$28];1)" office:value-type="string" office:string-value="0">
            <text:p>0</text:p>
          </table:table-cell>
          <table:table-cell table:formula="of:=BASE(MOD(INT([.$E$25]/[.G$28]^[.$C33]);[.G$28]);[.G$28];1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5">
            <text:p>5</text:p>
          </table:table-cell>
          <table:table-cell table:formula="of:=BASE(MOD(INT([.$E$25]/[.D$28]^[.$C34]);[.D$28]);[.D$28];1)" office:value-type="string" office:string-value="0">
            <text:p>0</text:p>
          </table:table-cell>
          <table:table-cell table:formula="of:=BASE(MOD(INT([.$E$25]/[.E$28]^[.$C34]);[.E$28]);[.E$28];1)" office:value-type="string" office:string-value="0">
            <text:p>0</text:p>
          </table:table-cell>
          <table:table-cell table:formula="of:=BASE(MOD(INT([.$E$25]/[.F$28]^[.$C34]);[.F$28]);[.F$28];1)" office:value-type="string" office:string-value="0">
            <text:p>0</text:p>
          </table:table-cell>
          <table:table-cell table:formula="of:=BASE(MOD(INT([.$E$25]/[.G$28]^[.$C34]);[.G$28]);[.G$28];1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6">
            <text:p>6</text:p>
          </table:table-cell>
          <table:table-cell table:formula="of:=BASE(MOD(INT([.$E$25]/[.D$28]^[.$C35]);[.D$28]);[.D$28];1)" office:value-type="string" office:string-value="0">
            <text:p>0</text:p>
          </table:table-cell>
          <table:table-cell table:formula="of:=BASE(MOD(INT([.$E$25]/[.E$28]^[.$C35]);[.E$28]);[.E$28];1)" office:value-type="string" office:string-value="0">
            <text:p>0</text:p>
          </table:table-cell>
          <table:table-cell table:formula="of:=BASE(MOD(INT([.$E$25]/[.F$28]^[.$C35]);[.F$28]);[.F$28];1)" office:value-type="string" office:string-value="0">
            <text:p>0</text:p>
          </table:table-cell>
          <table:table-cell table:formula="of:=BASE(MOD(INT([.$E$25]/[.G$28]^[.$C35]);[.G$28]);[.G$28];1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7">
            <text:p>7</text:p>
          </table:table-cell>
          <table:table-cell table:formula="of:=BASE(MOD(INT([.$E$25]/[.D$28]^[.$C36]);[.D$28]);[.D$28];1)" office:value-type="string" office:string-value="0">
            <text:p>0</text:p>
          </table:table-cell>
          <table:table-cell table:formula="of:=BASE(MOD(INT([.$E$25]/[.E$28]^[.$C36]);[.E$28]);[.E$28];1)" office:value-type="string" office:string-value="0">
            <text:p>0</text:p>
          </table:table-cell>
          <table:table-cell table:formula="of:=BASE(MOD(INT([.$E$25]/[.F$28]^[.$C36]);[.F$28]);[.F$28];1)" office:value-type="string" office:string-value="0">
            <text:p>0</text:p>
          </table:table-cell>
          <table:table-cell table:formula="of:=BASE(MOD(INT([.$E$25]/[.G$28]^[.$C36]);[.G$28]);[.G$28];1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"/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>
            <text:p>Bas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41];[.D$40];4)" office:value-type="string" office:string-value="0000">
            <text:p>0000</text:p>
          </table:table-cell>
          <table:table-cell table:formula="of:=BASE([.$F41];[.E$40];1)" office:value-type="string" office:string-value="0">
            <text:p>0</text:p>
          </table:table-cell>
          <table:table-cell office:value-type="float" office:value="0">
            <text:p>0</text:p>
          </table:table-cell>
          <table:table-cell table:formula="of:=BASE([.$F41];[.G$40];1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42];[.D$40];4)" office:value-type="string" office:string-value="0001">
            <text:p>0001</text:p>
          </table:table-cell>
          <table:table-cell table:formula="of:=BASE([.$F42];[.E$40];1)" office:value-type="string" office:string-value="1">
            <text:p>1</text:p>
          </table:table-cell>
          <table:table-cell office:value-type="float" office:value="1">
            <text:p>1</text:p>
          </table:table-cell>
          <table:table-cell table:formula="of:=BASE([.$F42];[.G$40];1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43];[.D$40];4)" office:value-type="string" office:string-value="0010">
            <text:p>0010</text:p>
          </table:table-cell>
          <table:table-cell table:formula="of:=BASE([.$F43];[.E$40];1)" office:value-type="string" office:string-value="2">
            <text:p>2</text:p>
          </table:table-cell>
          <table:table-cell office:value-type="float" office:value="2">
            <text:p>2</text:p>
          </table:table-cell>
          <table:table-cell table:formula="of:=BASE([.$F43];[.G$40];1)" office:value-type="string" office:string-value="2">
            <text:p>2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44];[.D$40];4)" office:value-type="string" office:string-value="0011">
            <text:p>0011</text:p>
          </table:table-cell>
          <table:table-cell table:formula="of:=BASE([.$F44];[.E$40];1)" office:value-type="string" office:string-value="3">
            <text:p>3</text:p>
          </table:table-cell>
          <table:table-cell office:value-type="float" office:value="3">
            <text:p>3</text:p>
          </table:table-cell>
          <table:table-cell table:formula="of:=BASE([.$F44];[.G$40];1)" office:value-type="string" office:string-value="3">
            <text:p>3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45];[.D$40];4)" office:value-type="string" office:string-value="0100">
            <text:p>0100</text:p>
          </table:table-cell>
          <table:table-cell table:formula="of:=BASE([.$F45];[.E$40];1)" office:value-type="string" office:string-value="4">
            <text:p>4</text:p>
          </table:table-cell>
          <table:table-cell office:value-type="float" office:value="4">
            <text:p>4</text:p>
          </table:table-cell>
          <table:table-cell table:formula="of:=BASE([.$F45];[.G$40];1)" office:value-type="string" office:string-value="4">
            <text:p>4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46];[.D$40];4)" office:value-type="string" office:string-value="0101">
            <text:p>0101</text:p>
          </table:table-cell>
          <table:table-cell table:formula="of:=BASE([.$F46];[.E$40];1)" office:value-type="string" office:string-value="5">
            <text:p>5</text:p>
          </table:table-cell>
          <table:table-cell office:value-type="float" office:value="5">
            <text:p>5</text:p>
          </table:table-cell>
          <table:table-cell table:formula="of:=BASE([.$F46];[.G$40];1)" office:value-type="string" office:string-value="5">
            <text:p>5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47];[.D$40];4)" office:value-type="string" office:string-value="0110">
            <text:p>0110</text:p>
          </table:table-cell>
          <table:table-cell table:formula="of:=BASE([.$F47];[.E$40];1)" office:value-type="string" office:string-value="6">
            <text:p>6</text:p>
          </table:table-cell>
          <table:table-cell office:value-type="float" office:value="6">
            <text:p>6</text:p>
          </table:table-cell>
          <table:table-cell table:formula="of:=BASE([.$F47];[.G$40];1)" office:value-type="string" office:string-value="6">
            <text:p>6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48];[.D$40];4)" office:value-type="string" office:string-value="0111">
            <text:p>0111</text:p>
          </table:table-cell>
          <table:table-cell table:formula="of:=BASE([.$F48];[.E$40];1)" office:value-type="string" office:string-value="7">
            <text:p>7</text:p>
          </table:table-cell>
          <table:table-cell office:value-type="float" office:value="7">
            <text:p>7</text:p>
          </table:table-cell>
          <table:table-cell table:formula="of:=BASE([.$F48];[.G$40];1)" office:value-type="string" office:string-value="7">
            <text:p>7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49];[.D$40];4)" office:value-type="string" office:string-value="1000">
            <text:p>1000</text:p>
          </table:table-cell>
          <table:table-cell table:formula="of:=BASE([.$F49];[.E$40];1)" office:value-type="string" office:string-value="10">
            <text:p>10</text:p>
          </table:table-cell>
          <table:table-cell office:value-type="float" office:value="8">
            <text:p>8</text:p>
          </table:table-cell>
          <table:table-cell table:formula="of:=BASE([.$F49];[.G$40];1)" office:value-type="string" office:string-value="8">
            <text:p>8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50];[.D$40];4)" office:value-type="string" office:string-value="1001">
            <text:p>1001</text:p>
          </table:table-cell>
          <table:table-cell table:formula="of:=BASE([.$F50];[.E$40];1)" office:value-type="string" office:string-value="11">
            <text:p>11</text:p>
          </table:table-cell>
          <table:table-cell office:value-type="float" office:value="9">
            <text:p>9</text:p>
          </table:table-cell>
          <table:table-cell table:formula="of:=BASE([.$F50];[.G$40];1)" office:value-type="string" office:string-value="9">
            <text:p>9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51];[.D$40];4)" office:value-type="string" office:string-value="1010">
            <text:p>1010</text:p>
          </table:table-cell>
          <table:table-cell table:formula="of:=BASE([.$F51];[.E$40];1)" office:value-type="string" office:string-value="12">
            <text:p>12</text:p>
          </table:table-cell>
          <table:table-cell office:value-type="float" office:value="10">
            <text:p>10</text:p>
          </table:table-cell>
          <table:table-cell table:formula="of:=BASE([.$F51];[.G$40];1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52];[.D$40];4)" office:value-type="string" office:string-value="1011">
            <text:p>1011</text:p>
          </table:table-cell>
          <table:table-cell table:formula="of:=BASE([.$F52];[.E$40];1)" office:value-type="string" office:string-value="13">
            <text:p>13</text:p>
          </table:table-cell>
          <table:table-cell office:value-type="float" office:value="11">
            <text:p>11</text:p>
          </table:table-cell>
          <table:table-cell table:formula="of:=BASE([.$F52];[.G$40];1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53];[.D$40];4)" office:value-type="string" office:string-value="1100">
            <text:p>1100</text:p>
          </table:table-cell>
          <table:table-cell table:formula="of:=BASE([.$F53];[.E$40];1)" office:value-type="string" office:string-value="14">
            <text:p>14</text:p>
          </table:table-cell>
          <table:table-cell office:value-type="float" office:value="12">
            <text:p>12</text:p>
          </table:table-cell>
          <table:table-cell table:formula="of:=BASE([.$F53];[.G$40];1)" office:value-type="string" office:string-value="C">
            <text:p>C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54];[.D$40];4)" office:value-type="string" office:string-value="1101">
            <text:p>1101</text:p>
          </table:table-cell>
          <table:table-cell table:formula="of:=BASE([.$F54];[.E$40];1)" office:value-type="string" office:string-value="15">
            <text:p>15</text:p>
          </table:table-cell>
          <table:table-cell office:value-type="float" office:value="13">
            <text:p>13</text:p>
          </table:table-cell>
          <table:table-cell table:formula="of:=BASE([.$F54];[.G$40];1)" office:value-type="string" office:string-value="D">
            <text:p>D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55];[.D$40];4)" office:value-type="string" office:string-value="1110">
            <text:p>1110</text:p>
          </table:table-cell>
          <table:table-cell table:formula="of:=BASE([.$F55];[.E$40];1)" office:value-type="string" office:string-value="16">
            <text:p>16</text:p>
          </table:table-cell>
          <table:table-cell office:value-type="float" office:value="14">
            <text:p>14</text:p>
          </table:table-cell>
          <table:table-cell table:formula="of:=BASE([.$F55];[.G$40];1)" office:value-type="string" office:string-value="E">
            <text:p>E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56];[.D$40];4)" office:value-type="string" office:string-value="1111">
            <text:p>1111</text:p>
          </table:table-cell>
          <table:table-cell table:formula="of:=BASE([.$F56];[.E$40];1)" office:value-type="string" office:string-value="17">
            <text:p>17</text:p>
          </table:table-cell>
          <table:table-cell office:value-type="float" office:value="15">
            <text:p>15</text:p>
          </table:table-cell>
          <table:table-cell table:formula="of:=BASE([.$F56];[.G$40];1)" office:value-type="string" office:string-value="F">
            <text:p>F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57];[.D$40];4)" office:value-type="string" office:string-value="10000">
            <text:p>10000</text:p>
          </table:table-cell>
          <table:table-cell table:formula="of:=BASE([.$F57];[.E$40];1)" office:value-type="string" office:string-value="20">
            <text:p>20</text:p>
          </table:table-cell>
          <table:table-cell office:value-type="float" office:value="16">
            <text:p>16</text:p>
          </table:table-cell>
          <table:table-cell table:formula="of:=BASE([.$F57];[.G$40];1)" office:value-type="string" office:string-value="10">
            <text:p>10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BASE([.$F58];[.D$40];4)" office:value-type="string" office:string-value="10001">
            <text:p>10001</text:p>
          </table:table-cell>
          <table:table-cell table:formula="of:=BASE([.$F58];[.E$40];1)" office:value-type="string" office:string-value="21">
            <text:p>21</text:p>
          </table:table-cell>
          <table:table-cell office:value-type="float" office:value="17">
            <text:p>17</text:p>
          </table:table-cell>
          <table:table-cell table:formula="of:=BASE([.$F58];[.G$40];1)" office:value-type="string" office:string-value="11">
            <text:p>11</text:p>
          </table:table-cell>
        </table:table-row>
        <table:table-row table:style-name="ro1">
          <table:table-cell table:number-columns-repeated="3"/>
          <table:table-cell table:formula="of:=BASE([.$F59];[.D$40];4)" office:value-type="string" office:string-value="10010">
            <text:p>10010</text:p>
          </table:table-cell>
          <table:table-cell table:formula="of:=BASE([.$F59];[.E$40];1)" office:value-type="string" office:string-value="22">
            <text:p>22</text:p>
          </table:table-cell>
          <table:table-cell office:value-type="float" office:value="18">
            <text:p>18</text:p>
          </table:table-cell>
          <table:table-cell table:formula="of:=BASE([.$F59];[.G$40];1)" office:value-type="string" office:string-value="12">
            <text:p>12</text:p>
          </table:table-cell>
        </table:table-row>
        <table:table-row table:style-name="ro1">
          <table:table-cell table:number-columns-repeated="3"/>
          <table:table-cell table:formula="of:=BASE([.$F60];[.D$40];4)" office:value-type="string" office:string-value="10011">
            <text:p>10011</text:p>
          </table:table-cell>
          <table:table-cell table:formula="of:=BASE([.$F60];[.E$40];1)" office:value-type="string" office:string-value="23">
            <text:p>23</text:p>
          </table:table-cell>
          <table:table-cell office:value-type="float" office:value="19">
            <text:p>19</text:p>
          </table:table-cell>
          <table:table-cell table:formula="of:=BASE([.$F60];[.G$40];1)" office:value-type="string" office:string-value="13">
            <text:p>13</text:p>
          </table:table-cell>
        </table:table-row>
        <table:table-row table:style-name="ro1">
          <table:table-cell table:number-columns-repeated="3"/>
          <table:table-cell table:formula="of:=BASE([.$F61];[.D$40];4)" office:value-type="string" office:string-value="10100">
            <text:p>10100</text:p>
          </table:table-cell>
          <table:table-cell table:formula="of:=BASE([.$F61];[.E$40];1)" office:value-type="string" office:string-value="24">
            <text:p>24</text:p>
          </table:table-cell>
          <table:table-cell office:value-type="float" office:value="20">
            <text:p>20</text:p>
          </table:table-cell>
          <table:table-cell table:formula="of:=BASE([.$F61];[.G$40];1)" office:value-type="string" office:string-value="14">
            <text:p>14</text:p>
          </table:table-cell>
        </table:table-row>
        <table:table-row table:style-name="ro1">
          <table:table-cell table:number-columns-repeated="3"/>
          <table:table-cell table:formula="of:=BASE([.$F62];[.D$40];4)" office:value-type="string" office:string-value="10101">
            <text:p>10101</text:p>
          </table:table-cell>
          <table:table-cell table:formula="of:=BASE([.$F62];[.E$40];1)" office:value-type="string" office:string-value="25">
            <text:p>25</text:p>
          </table:table-cell>
          <table:table-cell office:value-type="float" office:value="21">
            <text:p>21</text:p>
          </table:table-cell>
          <table:table-cell table:formula="of:=BASE([.$F62];[.G$40];1)" office:value-type="string" office:string-value="15">
            <text:p>1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0">08/20/2024</text:date>, <text:time>21:2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4-08-20T20:41:35.14</meta:creation-date>
    <dc:date>2024-08-20T21:27:26.17</dc:date>
    <dc:creator>Mark Lehr</dc:creator>
    <meta:editing-duration>PT10S</meta:editing-duration>
    <meta:editing-cycles>1</meta:editing-cycles>
    <meta:document-statistic meta:table-count="3" meta:cell-count="165" meta:object-count="0"/>
    <meta:generator>OpenOffice/4.1.6$Win32 OpenOffice.org_project/416m1$Build-9790</meta:generator>
  </office:meta>
</office:document-meta>
</file>